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6E900000143A90DDD8D3B5F226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3.221cm" fo:min-width="4.14cm"/>
    </style:style>
    <style:style style:name="gr2" style:family="graphic" style:parent-style-name="standard">
      <style:graphic-properties draw:textarea-horizontal-align="justify" draw:textarea-vertical-align="top" draw:auto-grow-height="false" fo:min-height="3.221cm" fo:min-width="2.558cm"/>
    </style:style>
    <style:style style:name="gr3" style:family="graphic" style:parent-style-name="standard">
      <style:graphic-properties draw:fill-color="#b8860b" draw:textarea-horizontal-align="justify" draw:textarea-vertical-align="middle" draw:auto-grow-height="false" fo:min-height="0.403cm" fo:min-width="2.145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227cm" fo:min-width="1.871cm"/>
    </style:style>
    <style:style style:name="gr5" style:family="graphic" style:parent-style-name="standard">
      <style:graphic-properties draw:fill-color="#e0ffff" draw:textarea-horizontal-align="justify" draw:textarea-vertical-align="middle" draw:auto-grow-height="false" fo:min-height="0.403cm" fo:min-width="2.14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-color="#ffa500" draw:textarea-horizontal-align="justify" draw:textarea-vertical-align="middle" draw:auto-grow-height="false" fo:min-height="0.382cm" fo:min-width="0.296cm"/>
    </style:style>
    <style:style style:name="gr8" style:family="graphic" style:parent-style-name="standard">
      <style:graphic-properties draw:fill="none" draw:textarea-horizontal-align="justify" draw:textarea-vertical-align="top" draw:auto-grow-height="false" fo:min-height="1.46cm" fo:min-width="4.112cm"/>
    </style:style>
    <style:style style:name="gr9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227cm" fo:min-width="2.22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b8860b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text-align="center"/>
      <style:text-properties fo:font-size="13pt"/>
    </style:style>
    <style:style style:name="P6" style:family="paragraph">
      <loext:graphic-properties draw:fill-color="#ffffff"/>
      <style:paragraph-properties fo:text-align="center"/>
      <style:text-properties fo:font-size="13pt"/>
    </style:style>
    <style:style style:name="P7" style:family="paragraph">
      <loext:graphic-properties draw:fill-color="#e0ffff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a500"/>
      <style:paragraph-properties fo:text-align="center"/>
      <style:text-properties fo:font-size="8pt" style:font-size-asian="8pt" style:font-size-complex="8pt"/>
    </style:style>
    <style:style style:name="P10" style:family="paragraph">
      <loext:graphic-properties draw:fill="none"/>
      <style:paragraph-properties fo:text-align="center"/>
      <style:text-properties fo:font-size="8pt"/>
    </style:style>
    <style:style style:name="P11" style:family="paragraph">
      <style:text-properties fo:font-size="8pt" style:font-size-asian="8pt" style:font-size-complex="8pt"/>
    </style:style>
    <style:style style:name="P12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4.64cm" svg:height="3.471cm" svg:x="1.539cm" svg:y="10.727cm">
          <text:p text:style-name="P1">Midi track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.058cm" svg:height="3.471cm" svg:x="15.36cm" svg:y="6.745cm">
          <text:p text:style-name="P2">Master</text:p>
          <text:p text:style-name="P2">track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4.64cm" svg:height="3.471cm" svg:x="6.013cm" svg:y="5.473cm">
          <text:p text:style-name="P1">Bass</text:p>
          <text:p text:style-name="P1">drum track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645cm" svg:height="0.653cm" svg:x="3.543cm" svg:y="5.656cm">
          <text:p text:style-name="P1"><text:span text:style-name="T1">Audio cli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371cm" svg:height="1.477cm" svg:x="7.388cm" svg:y="7.261cm">
          <text:p text:style-name="P1"><text:span text:style-name="T2">Reverb</text:span></text:p>
          <text:p text:style-name="P1"><text:span text:style-name="T2">plugi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4.64cm" svg:height="3.471cm" svg:x="7.625cm" svg:y="10.703cm">
          <text:p text:style-name="P1">Synth track</text:p>
          <text:p text:style-name="P1"><text:span text:style-name="T1">(vst amsynth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371cm" svg:height="1.477cm" svg:x="9cm" svg:y="12.491cm">
          <text:p text:style-name="P5">VST</text:p>
          <text:p text:style-name="P5">plugin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645cm" svg:height="0.653cm" svg:x="3.543cm" svg:y="6.356cm">
          <text:p text:style-name="P1"><text:span text:style-name="T1">Audio cli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.645cm" svg:height="0.653cm" svg:x="3.543cm" svg:y="7.056cm">
          <text:p text:style-name="P1"><text:span text:style-name="T1">Audio cli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.645cm" svg:height="0.653cm" svg:x="2.748cm" svg:y="12.143cm">
          <text:p text:style-name="P1"><text:span text:style-name="T1">midi cli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8" draw:layer="layout" draw:type="curve" svg:x1="10.653cm" svg:y1="7.208cm" svg:x2="15.36cm" svg:y2="8.48cm" draw:start-shape="id1" draw:start-glue-point="1" draw:end-shape="id2" draw:end-glue-point="3" svg:d="M10653 7208c3531 0 1178 1272 4707 1272" svg:viewBox="0 0 4708 1273">
          <text:p/>
        </draw:connector>
        <draw:connector draw:style-name="gr6" draw:text-style-name="P8" draw:layer="layout" draw:type="curve" svg:x1="12.265cm" svg:y1="12.438cm" svg:x2="15.36cm" svg:y2="8.48cm" draw:start-shape="id3" draw:start-glue-point="1" draw:end-shape="id2" svg:d="M12265 12438c2322 0 775-3958 3095-3958" svg:viewBox="0 0 3096 3959">
          <text:p/>
        </draw:connector>
        <draw:connector draw:style-name="gr6" draw:text-style-name="P8" draw:layer="layout" draw:type="curve" svg:x1="6.179cm" svg:y1="12.462cm" svg:x2="7.625cm" svg:y2="12.438cm" draw:start-shape="id4" draw:start-glue-point="1" draw:end-shape="id3" draw:end-glue-point="3" svg:d="M6179 12462c1084 0 362-24 1446-24" svg:viewBox="0 0 1447 25">
          <text:p/>
        </draw:connector>
        <draw:custom-shape draw:style-name="gr7" draw:text-style-name="P9" xml:id="id6" draw:id="id6" draw:layer="layout" svg:width="0.796cm" svg:height="0.632cm" svg:x="9.67cm" svg:y="5.151cm">
          <text:p text:style-name="P1"><text:span text:style-name="T3">gain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xml:id="id5" draw:id="id5" draw:layer="layout" svg:width="4.612cm" svg:height="1.71cm" svg:x="6.205cm" svg:y="2.645cm">
          <text:p text:style-name="P1"><text:span text:style-name="T4">envelope</text:span></text:p>
          <draw:enhanced-geometry svg:viewBox="0 0 21600 21600" draw:type="rectangle" draw:enhanced-path="M 0 0 L 21600 0 21600 21600 0 21600 0 0 Z N"/>
        </draw:custom-shape>
        <draw:line draw:style-name="gr9" draw:text-style-name="P8" draw:layer="layout" svg:x1="6.814cm" svg:y1="3.839cm" svg:x2="7.519cm" svg:y2="3.348cm">
          <text:p/>
        </draw:line>
        <draw:line draw:style-name="gr9" draw:text-style-name="P8" draw:layer="layout" svg:x1="10.374cm" svg:y1="3.839cm" svg:x2="9.503cm" svg:y2="3.349cm">
          <text:p/>
        </draw:line>
        <draw:line draw:style-name="gr9" draw:text-style-name="P8" draw:layer="layout" svg:x1="7.482cm" svg:y1="3.348cm" svg:x2="9.54cm" svg:y2="3.348cm">
          <text:p/>
        </draw:line>
        <draw:connector draw:style-name="gr6" draw:text-style-name="P8" draw:layer="layout" draw:type="curve" svg:x1="8.511cm" svg:y1="4.355cm" svg:x2="10.068cm" svg:y2="5.151cm" draw:start-shape="id5" draw:start-glue-point="2" draw:end-shape="id6" draw:end-glue-point="0" svg:d="M8511 4355c0 597 1557 199 1557 796" svg:viewBox="0 0 1558 797">
          <text:p/>
        </draw:connector>
        <draw:custom-shape draw:style-name="gr1" draw:text-style-name="P1" xml:id="id8" draw:id="id8" draw:layer="layout" svg:width="4.64cm" svg:height="3.471cm" svg:x="7.762cm" svg:y="15.47cm">
          <text:p text:style-name="P1">Drum Synth </text:p>
          <text:p text:style-name="P1">track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.727cm" svg:height="1.477cm" svg:x="8.85cm" svg:y="17.121cm">
          <text:p text:style-name="P5">Drum Synth</text:p>
          <text:p text:style-name="P5">plugin</text:p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2.839cm" svg:height="0.569cm" svg:x="9.785cm" svg:y="14.871cm">
          <draw:text-box>
            <text:p text:style-name="P11"><text:span text:style-name="T3">Vol: 0.01 Pan: -0.9</text:span></text:p>
          </draw:text-box>
        </draw:frame>
        <draw:custom-shape draw:style-name="gr1" draw:text-style-name="P1" xml:id="id7" draw:id="id7" draw:layer="layout" svg:width="4.64cm" svg:height="3.471cm" svg:x="1.585cm" svg:y="15.471cm">
          <text:p text:style-name="P1">Midi track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645cm" svg:height="0.653cm" svg:x="3.408cm" svg:y="16.894cm">
          <text:p text:style-name="P1"><text:span text:style-name="T1">midi cli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8" draw:layer="layout" draw:type="curve" svg:x1="6.225cm" svg:y1="17.206cm" svg:x2="7.762cm" svg:y2="17.205cm" draw:start-shape="id7" draw:start-glue-point="1" draw:end-shape="id8" draw:end-glue-point="3" svg:d="M6225 17206c1153 0 385-1 1537-1" svg:viewBox="0 0 1538 2">
          <text:p/>
        </draw:connector>
        <draw:connector draw:style-name="gr6" draw:text-style-name="P8" draw:layer="layout" draw:type="curve" svg:x1="12.402cm" svg:y1="17.205cm" svg:x2="15.36cm" svg:y2="8.48cm" draw:start-shape="id8" draw:start-glue-point="1" draw:end-shape="id2" svg:d="M12402 17205c2218 0 740-8725 2958-8725" svg:viewBox="0 0 2959 8726">
          <text:p/>
        </draw:connector>
        <draw:frame draw:style-name="gr12" draw:text-style-name="P1" draw:layer="layout" svg:width="18.196cm" svg:height="3.467cm" svg:x="1.266cm" svg:y="20.457cm">
          <draw:image xlink:href="Pictures/10000000000006E900000143A90DDD8D3B5F2260.png" xlink:type="simple" xlink:show="embed" xlink:actuate="onLoad">
            <text:p/>
          </draw:image>
        </draw:frame>
        <draw:line draw:style-name="gr6" draw:text-style-name="P8" draw:layer="layout" svg:x1="3.028cm" svg:y1="12.376cm" svg:x2="3.308cm" svg:y2="21.39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19T07:22:07.255631162</meta:creation-date>
    <dc:date>2020-11-20T08:19:34.309657224</dc:date>
    <meta:editing-duration>PT11H24M15S</meta:editing-duration>
    <meta:editing-cycles>6</meta:editing-cycles>
    <meta:generator>LibreOffice/6.0.7.3$Linux_X86_64 LibreOffice_project/00m0$Build-3</meta:generator>
    <meta:document-statistic meta:object-count="28"/>
  </office:meta>
</office:document-meta>
</file>